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5468" officeooo:paragraph-rsid="0008174f"/>
    </style:style>
    <style:style style:name="P2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0b5468" officeooo:paragraph-rsid="0008174f"/>
    </style:style>
    <style:style style:name="P3" style:family="paragraph" style:parent-style-name="Standard">
      <style:text-properties officeooo:paragraph-rsid="0008174f"/>
    </style:style>
    <style:style style:name="T1" style:family="text">
      <style:text-properties fo:color="#f8f8f8" style:font-name="Consolas" fo:font-size="10pt" fo:background-color="#1d1f21" loext:char-shading-value="0" style:font-size-asian="10pt"/>
    </style:style>
    <style:style style:name="T2" style:family="text">
      <style:text-properties fo:color="#f8f8f8" style:font-name="Consolas" fo:font-size="10pt" officeooo:rsid="000b5468" fo:background-color="#1d1f21" loext:char-shading-value="0" style:font-size-asian="10pt"/>
    </style:style>
    <style:style style:name="T3" style:family="text">
      <style:text-properties fo:color="#ac885b" style:font-name="Consolas" fo:font-size="10pt" fo:background-color="#1d1f21" loext:char-shading-value="0" style:font-size-asian="10pt"/>
    </style:style>
    <style:style style:name="T4" style:family="text">
      <style:text-properties fo:color="#ac885b" style:font-name="Consolas" fo:font-size="10pt" officeooo:rsid="000b5468" fo:background-color="#1d1f21" loext:char-shading-value="0" style:font-size-asian="10pt"/>
    </style:style>
    <style:style style:name="T5" style:family="text">
      <style:text-properties fo:color="#9b703f" style:font-name="Consolas" fo:font-size="10pt" fo:background-color="#1d1f21" loext:char-shading-value="0" style:font-size-asian="10pt"/>
    </style:style>
    <style:style style:name="T6" style:family="text">
      <style:text-properties fo:color="#9b703f" style:font-name="Consolas" fo:font-size="10pt" officeooo:rsid="000b5468" fo:background-color="#1d1f21" loext:char-shading-value="0" style:font-size-asian="10pt"/>
    </style:style>
    <style:style style:name="T7" style:family="text">
      <style:text-properties fo:color="#8f9d6a" style:font-name="Consolas" fo:font-size="10pt" fo:background-color="#1d1f21" loext:char-shading-value="0" style:font-size-asian="10pt"/>
    </style:style>
    <style:style style:name="T8" style:family="text">
      <style:text-properties fo:color="#8f9d6a" style:font-name="Consolas" fo:font-size="10pt" officeooo:rsid="000b5468" fo:background-color="#1d1f21" loext:char-shading-value="0" style:font-size-asian="10pt"/>
    </style:style>
    <style:style style:name="T9" style:family="text">
      <style:text-properties officeooo:rsid="000b54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9">SELECT invoicing.invoices_addresses.ship_state AS state,<text:line-break/>t2.orders,<text:line-break/>t3.packages,<text:line-break/>COUNT(DISTINCT invoicing.invoices.customer_id) AS customers,<text:line-break/>SUM(declared_value) AS declared,<text:line-break/>SUM(original_value) AS original<text:line-break/><text:line-break/>FROM invoicing.tbl_tracking_numbers<text:line-break/><text:line-break/>LEFT JOIN invoicing.invoices<text:line-break/>ON invoicing.tbl_tracking_numbers.invoice_num = invoicing.invoices.invoice_number<text:line-break/><text:line-break/>LEFT JOIN invoicing.invoices_addresses<text:line-break/>ON invoicing.invoices_addresses.invoices_addresses_id = invoicing.invoices.shipto_address_id<text:line-break/><text:line-break/>LEFT JOIN<text:line-break/>(SELECT COUNT(DISTINCT id) AS packages, ship_state<text:line-break/>FROM invoicing.tbl_tracking_numbers<text:line-break/>LEFT JOIN invoicing.invoices<text:line-break/>ON invoicing.invoices.customers_id = invoicing.tbl_tracking_numbers.customers_id<text:line-break/>LEFT JOIN invoicing.invoices_addresses<text:line-break/>ON invoicing.invoices_addresses.invoices_addresses_id = invoicing.invoices.shipto_address_id<text:line-break/>WHERE ship_date &gt; '2018'<text:line-break/>AND ship_date &lt; '2019'<text:line-break/>AND ship_state &lt;&gt; ''<text:line-break/>AND ship_country = 'US'<text:line-break/>GROUP BY ship_state) AS t3<text:line-break/>ON t3.ship_state = invoicing.invoices_addresses.ship_state<text:line-break/><text:line-break/>LEFT JOIN<text:line-break/>(SELECT SUM(t1.orders) AS orders, t1.ship_state<text:line-break/>FROM<text:line-break/>(SELECT COUNT(DISTINCT date(ship_date)) AS orders, ship_state<text:line-break/>FROM invoicing.tbl_tracking_numbers<text:line-break/>LEFT JOIN invoicing.invoices<text:line-break/>ON invoicing.invoices.customers_id = invoicing.tbl_tracking_numbers.customers_id<text:line-break/>LEFT JOIN invoicing.invoices_addresses<text:line-break/>ON invoicing.invoices_addresses.invoices_addresses_id = invoicing.invoices.shipto_address_id<text:line-break/>WHERE ship_date &gt; '2018'<text:line-break/>AND ship_date &lt; '2019'<text:line-break/>AND invoicing.tbl_tracking_numbers.customers_id &lt;&gt; ''<text:line-break/>AND ship_state &lt;&gt; ''<text:line-break/>AND ship_country = 'US'<text:line-break/>GROUP BY ship_state, invoicing.invoices.customers_id) AS t1<text:line-break/>GROUP BY t1.ship_state) t2<text:line-break/>ON t2.ship_state = invoicing.invoices_addresses.ship_state<text:line-break/><text:line-break/>WHERE invoicing.invoices_addresses.ship_state&lt;&gt;''<text:line-break/>AND ship_date &gt; '2018'<text:line-break/></text:span><text:soft-page-break/><text:span text:style-name="T9">AND ship_date &lt; '2019'<text:line-break/>AND ship_country = 'US'<text:line-break/><text:line-break/>GROUP BY invoicing.invoices_addresses.ship_state;</text:span></text:p>
      <text:p text:style-name="P2"/>
      <text:p text:style-name="P1"/>
      <text:p text:style-name="P1">SELECT <text:line-break/> <text:s text:c="3"/>COUNT(*) AS total_daily_orders,<text:line-break/> <text:s text:c="3"/>SUM(t1.count) AS total_packages,<text:line-break/> <text:s text:c="3"/>COUNT(DISTINCT customers_id) AS unique_customers,<text:line-break/> <text:s text:c="3"/>t1.state,<text:line-break/> <text:s text:c="3"/>SUM(t1.valued) AS declared_value,<text:line-break/> <text:s text:c="3"/>SUM(t1.valueo) AS original_value<text:line-break/>FROM<text:line-break/> <text:s text:c="3"/>(SELECT <text:line-break/> <text:s text:c="7"/>COUNT(*) AS count,<text:line-break/> <text:s text:c="11"/>t1.customers_id AS customers_id,<text:line-break/> <text:s text:c="11"/>DATE_FORMAT(ship_date, '%Y-%m-%d') AS sdate,<text:line-break/> <text:s text:c="11"/>ship_state AS state,<text:line-break/> <text:s text:c="11"/>SUM(declared_value) AS valued,<text:line-break/> <text:s text:c="11"/>SUM(original_value) AS valueo,<text:line-break/> <text:s text:c="11"/>t1.invoice_num,<text:line-break/> <text:s text:c="11"/>(SELECT <text:line-break/> <text:s text:c="19"/>COUNT(*)<text:line-break/> <text:s text:c="15"/>FROM<text:line-break/> <text:s text:c="19"/>invoicing.sales AS t4<text:line-break/> <text:s text:c="15"/>WHERE<text:line-break/> <text:s text:c="19"/>t4.invoice_number = t1.invoice_num) AS countitems<text:line-break/> <text:s text:c="3"/>FROM<text:line-break/> <text:s text:c="7"/>invoicing.tbl_tracking_numbers AS t1<text:line-break/> <text:s text:c="3"/>LEFT JOIN invoicing.invoices AS t2 ON (t1.invoice_num = t2.invoice_number)<text:line-break/> <text:s text:c="3"/>LEFT JOIN invoicing.invoices_addresses AS t3 ON (t2.shipto_address_id = t3.invoices_addresses_id)<text:line-break/> <text:s text:c="3"/>WHERE<text:line-break/> <text:s text:c="7"/>t1.ship_date &gt;= '2018-01-01'<text:line-break/> <text:s text:c="11"/>AND t1.ship_date &lt; '2019-01-01'<text:line-break/> <text:s text:c="11"/>AND t3.ship_country = 'US'<text:line-break/> <text:s text:c="3"/>GROUP BY sdate , t1.customers_id) AS t1<text:line-break/>GROUP BY t1.st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2-19T14:05:57.560000000</dc:date>
    <meta:editing-duration>PT21H8M40S</meta:editing-duration>
    <meta:editing-cycles>10</meta:editing-cycles>
    <meta:document-statistic meta:table-count="0" meta:image-count="0" meta:object-count="0" meta:page-count="2" meta:paragraph-count="2" meta:word-count="258" meta:character-count="3025" meta:non-whitespace-character-count="2487"/>
  </office:meta>
</office:document-meta>
</file>